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egoe UI" svg:font-family="'Segoe UI', 'Segoe UI Emoji', 'Segoe UI Symbol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005" officeooo:paragraph-rsid="0002b005"/>
    </style:style>
    <style:style style:name="P2" style:family="paragraph" style:parent-style-name="Standard">
      <style:text-properties officeooo:rsid="0002b005" officeooo:paragraph-rsid="0002d86e"/>
    </style:style>
    <style:style style:name="P3" style:family="paragraph" style:parent-style-name="Standard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officeooo:rsid="0002b005" officeooo:paragraph-rsid="0002b005"/>
    </style:style>
    <style:style style:name="P4" style:family="paragraph" style:parent-style-name="Standard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officeooo:rsid="0002b005" officeooo:paragraph-rsid="0002d86e"/>
    </style:style>
    <style:style style:name="P5" style:family="paragraph" style:parent-style-name="Text_20_body">
      <style:text-properties officeooo:rsid="0002b005" officeooo:paragraph-rsid="0002b005"/>
    </style:style>
    <style:style style:name="P6" style:family="paragraph" style:parent-style-name="Text_20_body">
      <style:paragraph-properties fo:margin-left="0in" fo:margin-right="0in" fo:margin-top="0in" fo:margin-bottom="0.1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2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3" style:family="paragraph" style:parent-style-name="Text_20_body" style:list-style-name="L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4" style:family="paragraph" style:parent-style-name="Text_20_body" style:list-style-name="L5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5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6" style:family="paragraph" style:parent-style-name="Text_20_body" style:list-style-name="L7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7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8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9" style:family="paragraph" style:parent-style-name="Text_20_body" style:list-style-name="L10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0" style:family="paragraph" style:parent-style-name="Text_20_body" style:list-style-name="L1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1" style:family="paragraph" style:parent-style-name="Text_20_body" style:list-style-name="L1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2" style:family="paragraph" style:parent-style-name="Text_20_body" style:list-style-name="L1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3" style:family="paragraph" style:parent-style-name="Text_20_body" style:list-style-name="L1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4" style:family="paragraph" style:parent-style-name="Text_20_body" style:list-style-name="L15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5" style:family="paragraph" style:parent-style-name="Text_20_body" style:list-style-name="L1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6" style:family="paragraph" style:parent-style-name="Text_20_body" style:list-style-name="L17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7" style:family="paragraph" style:parent-style-name="Text_20_body" style:list-style-name="L1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8" style:family="paragraph" style:parent-style-name="Text_20_body" style:list-style-name="L1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9" style:family="paragraph" style:parent-style-name="Text_20_body" style:list-style-name="L20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30" style:family="paragraph" style:parent-style-name="Text_20_body" style:list-style-name="L2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31" style:family="paragraph" style:parent-style-name="Text_20_body" style:list-style-name="L2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32" style:family="paragraph" style:parent-style-name="Text_20_body" style:list-style-name="L2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T1" style:family="text"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T2" style:family="text">
      <style:text-properties fo:font-variant="normal" fo:text-transform="none" fo:color="#000000" style:font-name="Segoe UI" fo:font-size="7.80000019073486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Segoe UI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136cb2" style:text-line-through-style="none" style:text-line-through-type="none" style:font-name="Segoe UI" fo:font-size="7.80000019073486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">TEMPLATE:</text:span></text:span></text:p>
      <text:p text:style-name="P5"><text:span text:style-name="Strong_20_Emphasis"><text:span text:style-name="T1">Material Name:<text:line-break/>Material Type:<text:line-break/>Manufacturer:<text:line-break/>SDS Link: Unavailable<text:line-break/>REPORT Link: Unavailable</text:span></text:span></text:p>
      <text:p text:style-name="P8"><text:span text:style-name="Strong_20_Emphasis"><text:span text:style-name="T1">Material Basic Info</text:span></text:span></text:p>
      <text:list xml:id="list2885295295" text:style-name="L23">
        <text:list-item>
          <text:p text:style-name="P32">Bed Adhesion Needs:</text:p>
        </text:list-item>
        <text:list-item>
          <text:p text:style-name="P32">Print Temp Range:</text:p>
        </text:list-item>
        <text:list-item>
          <text:p text:style-name="P32">Bed Temp Range:</text:p>
        </text:list-item>
        <text:list-item>
          <text:p text:style-name="P32">Speeds:</text:p>
        </text:list-item>
        <text:list-item>
          <text:p text:style-name="P32">Fan/Cooling:</text:p>
        </text:list-item>
        <text:list-item>
          <text:p text:style-name="P32">Retraction:</text:p>
        </text:list-item>
        <text:list-item>
          <text:p text:style-name="P32">Layer Height Range:</text:p>
        </text:list-item>
      </text:list>
      <text:p text:style-name="P6"/>
      <text:p text:style-name="P6">Drying Info:</text:p>
      <text:p text:style-name="P6">Annealing info:</text:p>
      <text:p text:style-name="P8"><text:span text:style-name="Strong_20_Emphasis"><text:span text:style-name="T1">NOTES:</text:span></text:span></text:p>
      <text:p text:style-name="P8"><text:span text:style-name="Strong_20_Emphasis"><text:span text:style-name="T1"/></text:span></text:p>
      <text:p text:style-name="P4">___________________________________________________________________________________</text:p>
      <text:p text:style-name="P8"/>
      <text:p text:style-name="P5"><text:span text:style-name="Strong_20_Emphasis"><text:span text:style-name="T3">Material Data Bellow</text:span></text:span><text:span text:style-name="Strong_20_Emphasis"><text:span text:style-name="T1"> </text:span></text:span></text:p>
      <text:p text:style-name="P5"><text:span text:style-name="Strong_20_Emphasis"><text:span text:style-name="T1">IN PROGRESS!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>Material Name:</text:span></text:span><text:span text:style-name="T1"> PLA<text:line-break/></text:span><text:span text:style-name="Strong_20_Emphasis"><text:span text:style-name="T1">Material Type:</text:span></text:span><text:span text:style-name="T1"> Polylactic Acid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PolyLite_PLA_MSDS.pdf" office:target-frame-name="_blank" xlink:show="new" text:style-name="Internet_20_link" text:visited-style-name="Visited_20_Internet_20_Link"><text:span text:style-name="T4">http://devel.alephobjects.com/lulzbot/filament/polymaker/SDS/PolyLite_PLA_MSDS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filament_testing_polylite_PLA.odt" office:target-frame-name="_blank" xlink:show="new" text:style-name="Internet_20_link" text:visited-style-name="Visited_20_Internet_20_Link"><text:span text:style-name="T4">http://devel.alephobjects.com/lulzbot/filament/polymaker/REPORTS/filament_testing_polylite_PLA.odt</text:span></text:a></text:p>
      <text:p text:style-name="P8"><text:span text:style-name="Strong_20_Emphasis"><text:span text:style-name="T1">Material Basic Info</text:span></text:span></text:p>
      <text:list xml:id="list2523383476" text:style-name="L1">
        <text:list-item>
          <text:p text:style-name="P10">Print Temp Range: 190-230 C</text:p>
        </text:list-item>
        <text:list-item>
          <text:p text:style-name="P10">Bed Temp Range: 25-60 C</text:p>
        </text:list-item>
        <text:list-item>
          <text:p text:style-name="P10">Speeds: 40-60mm/s</text:p>
        </text:list-item>
        <text:list-item>
          <text:p text:style-name="P10">Fan/Cooling: ON - 100%</text:p>
        </text:list-item>
        <text:list-item>
          <text:p text:style-name="P10">Retraction: --</text:p>
        </text:list-item>
        <text:list-item>
          <text:p text:style-name="P10">Layer Height Range:</text:p>
        </text:list-item>
      </text:list>
      <text:p text:style-name="P6">Drying Notes: 80 C for 8 hours.</text:p>
      <text:p text:style-name="P8"><text:span text:style-name="Strong_20_Emphasis"><text:span text:style-name="T1">NOTES:</text:span></text:span></text:p>
      <text:p text:style-name="P6">DUAL MATERIAL COMPATIBILITY:<text:line-break/>PLA(model) + Ninjaflex(model) = Does not stick well<text:line-break/>PLA(model) + Ninjaflex(support) = Not advisable, ninjaflex is a bad support material<text:line-break/>PLA(support) + Ninjaflex(model) = MATCH (works great!)</text:p>
      <text:p text:style-name="P1">___________________________________________________________________________________</text:p>
      <text:p text:style-name="P1"><text:soft-page-break/></text:p>
      <text:p text:style-name="P5"><text:span text:style-name="Strong_20_Emphasis"><text:span text:style-name="T1">Material Name:</text:span></text:span><text:span text:style-name="T1"> ABS<text:line-break/></text:span><text:span text:style-name="Strong_20_Emphasis"><text:span text:style-name="T1">Material Type:</text:span></text:span><text:span text:style-name="T1"> Acrylonitrile-Butadiene-Styrene Copolymer<text:line-break/></text:span><text:span text:style-name="Strong_20_Emphasis"><text:span text:style-name="T1">Manufacturer:</text:span></text:span><text:span text:style-name="T1"> IC3D<text:line-break/></text:span><text:span text:style-name="Strong_20_Emphasis"><text:span text:style-name="T1">SDS Link:</text:span></text:span><text:span text:style-name="T1"> /home/aleph/shared-j/devel/lulzbot/filament/ic3d/SDS/IC3D PA 747 ABS MSDS.pdf<text:line-break/></text:span><text:span text:style-name="Strong_20_Emphasis"><text:span text:style-name="T1">REPORT Link:</text:span></text:span><text:span text:style-name="T1"> </text:span><text:a xlink:type="simple" xlink:href="http://devel.alephobjects.com/lulzbot/filament/ic3d/ic3d_ABS.odt" office:target-frame-name="_blank" xlink:show="new" text:style-name="Internet_20_link" text:visited-style-name="Visited_20_Internet_20_Link"><text:span text:style-name="T4">http://devel.alephobjects.com/lulzbot/filament/ic3d/ic3d_ABS.odt</text:span></text:a></text:p>
      <text:p text:style-name="P8"><text:span text:style-name="Strong_20_Emphasis"><text:span text:style-name="T1">Material Basic Info</text:span></text:span></text:p>
      <text:list xml:id="list4139020257" text:style-name="L2">
        <text:list-item>
          <text:p text:style-name="P9"><text:span text:style-name="T1">Print Temp Range: 210 - 255 C </text:span><text:span text:style-name="Strong_20_Emphasis"><text:span text:style-name="T1">(NEVER OVER 260 C!)</text:span></text:span></text:p>
        </text:list-item>
        <text:list-item>
          <text:p text:style-name="P11">Bed Temp Range: 95 - 110 C</text:p>
        </text:list-item>
        <text:list-item>
          <text:p text:style-name="P11">Speeds: --</text:p>
        </text:list-item>
        <text:list-item>
          <text:p text:style-name="P11">Fan/Cooling: OFF</text:p>
        </text:list-item>
        <text:list-item>
          <text:p text:style-name="P11">Retraction: --</text:p>
        </text:list-item>
        <text:list-item>
          <text:p text:style-name="P11">Layer Height Range: 0.05 - 1.2mm</text:p>
        </text:list-item>
      </text:list>
      <text:p text:style-name="P6">Drying Info: Once a month for 4 hours at 70 C</text:p>
      <text:p text:style-name="P8"><text:span text:style-name="Strong_20_Emphasis"><text:span text:style-name="T1">NOTES:</text:span></text:span><text:span text:style-name="T1"> Best if printed in a warm enclosure.</text:span></text:p>
      <text:p text:style-name="P3">___________________________________________________________________________________</text:p>
      <text:p text:style-name="P5"><text:span text:style-name="Strong_20_Emphasis"><text:span text:style-name="T1">Material Type:</text:span></text:span><text:span text:style-name="T1"> ABS<text:line-break/></text:span><text:span text:style-name="Strong_20_Emphasis"><text:span text:style-name="T1">Manufacturer:</text:span></text:span><text:span text:style-name="T1"> Chromastrand Labs<text:line-break/></text:span><text:span text:style-name="Strong_20_Emphasis"><text:span text:style-name="T1">SDS Link:</text:span></text:span><text:span text:style-name="T1"> </text:span><text:a xlink:type="simple" xlink:href="http://devel.alephobjects.com/lulzbot/filament/chromastrand/SDS's/MSDS_CHroma%20Strand_ABS.pdf" office:target-frame-name="_blank" xlink:show="new" text:style-name="Internet_20_link" text:visited-style-name="Visited_20_Internet_20_Link"><text:span text:style-name="T4">http://devel.alephobjects.com/lulzbot/filament/chromastrand/SDS's/MSDS_CHroma%20Strand_ABS.pdf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8"><text:span text:style-name="Strong_20_Emphasis"><text:span text:style-name="T1">Material Basic Info</text:span></text:span></text:p>
      <text:list xml:id="list1277865602" text:style-name="L3">
        <text:list-item>
          <text:p text:style-name="P12">Print Temp Range: 235-245 C</text:p>
        </text:list-item>
        <text:list-item>
          <text:p text:style-name="P12">Bed Temp Range: 95-110 C</text:p>
        </text:list-item>
        <text:list-item>
          <text:p text:style-name="P12">Speeds: 40mm/s</text:p>
        </text:list-item>
        <text:list-item>
          <text:p text:style-name="P12">Fan/Cooling: OFF (if ON, never over 10%)</text:p>
        </text:list-item>
        <text:list-item>
          <text:p text:style-name="P12">Retraction: 1mm @ 10mm/s</text:p>
        </text:list-item>
        <text:list-item>
          <text:p text:style-name="P12">Layer Height Range: 0.05 - 1.2mm</text:p>
        </text:list-item>
      </text:list>
      <text:p text:style-name="P6">Drying Info: Dry about once a month if left out for 8 hours at 80 C</text:p>
      <text:p text:style-name="P8"><text:span text:style-name="Strong_20_Emphasis"><text:span text:style-name="T1">NOTES:</text:span></text:span><text:span text:style-name="T1"> Best if printed inside of a warm enclosure.</text:span></text:p>
      <text:p text:style-name="P8"><text:span text:style-name="Strong_20_Emphasis"><text:span text:style-name="T1">DUAL COMPATIBILITY NOTES:</text:span></text:span><text:span text:style-name="T1"><text:line-break/>Ninjaflex is a </text:span><text:span text:style-name="Strong_20_Emphasis"><text:span text:style-name="T1">Compatible Material</text:span></text:span><text:span text:style-name="T1"> for Chroma ABS.<text:line-break/>Polylite PLA is a good </text:span><text:span text:style-name="Strong_20_Emphasis"><text:span text:style-name="T1">Support Material</text:span></text:span><text:span text:style-name="T1"> for Chroma ABS. (NOTE: disable cooling fan on the PLA profile)</text:span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nGen<text:line-break/></text:span><text:span text:style-name="Strong_20_Emphasis"><text:span text:style-name="T1">Material Type:</text:span></text:span><text:span text:style-name="T1"> Amphora 3300 (?)<text:line-break/></text:span><text:span text:style-name="Strong_20_Emphasis"><text:span text:style-name="T1">Manufacturer:</text:span></text:span><text:span text:style-name="T1"> Colorfabb<text:line-break/></text:span><text:span text:style-name="Strong_20_Emphasis"><text:span text:style-name="T1">SDS Link:</text:span></text:span><text:span text:style-name="T1"> </text:span><text:a xlink:type="simple" xlink:href="http://devel.alephobjects.com/lulzbot/filament/colorfabb/SDSs/Eastman_SDS-Eastman-Amphora(TM)3D-Polymer-AM3300.pdf" office:target-frame-name="_blank" xlink:show="new" text:style-name="Internet_20_link" text:visited-style-name="Visited_20_Internet_20_Link"><text:span text:style-name="T4">http://devel.alephobjects.com/lulzbot/filament/colorfabb/SDSs/Eastman_SDS-Eastman-Amphora(TM)3D-Polymer-AM3300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olorfabb/colorfab_n-gen_testing_notes.odt" office:target-frame-name="_blank" xlink:show="new" text:style-name="Internet_20_link" text:visited-style-name="Visited_20_Internet_20_Link"><text:span text:style-name="T4">http://devel.alephobjects.com/lulzbot/filament/colorfabb/colorfab_n-gen_testing_notes.odt</text:span></text:a><text:span text:style-name="T1"><text:line-break/></text:span><text:a xlink:type="simple" xlink:href="http://devel.alephobjects.com/lulzbot/filament/colorfabb/colorfab_ngen_flex_testing_notes.odt" office:target-frame-name="_blank" xlink:show="new" text:style-name="Internet_20_link" text:visited-style-name="Visited_20_Internet_20_Link"><text:span text:style-name="T4">http://devel.alephobjects.com/lulzbot/filament/colorfabb/colorfab_ngen_flex_testing_notes.odt</text:span></text:a></text:p>
      <text:p text:style-name="P8"><text:span text:style-name="Strong_20_Emphasis"><text:span text:style-name="T1">Material Basic Info</text:span></text:span></text:p>
      <text:list xml:id="list3929630047" text:style-name="L4">
        <text:list-item>
          <text:p text:style-name="P13">Print Temp Range: 220-240C</text:p>
        </text:list-item>
        <text:list-item>
          <text:p text:style-name="P13">Bed Temp Range: 75-85C</text:p>
        </text:list-item>
        <text:list-item>
          <text:p text:style-name="P13">Speeds: 40-60mm/s</text:p>
        </text:list-item>
        <text:list-item>
          <text:p text:style-name="P13">Fan/Cooling: 50%</text:p>
        </text:list-item>
        <text:list-item>
          <text:p text:style-name="P13">Retraction: 1-2mm/10-25s</text:p>
        </text:list-item>
        <text:list-item>
          <text:p text:style-name="P13">Layer Height Range:</text:p>
        </text:list-item>
      </text:list>
      <text:p text:style-name="P6">Drying Info: 65C (149F) for more than 2 hours (after 2 days of air exposure)</text:p>
      <text:p text:style-name="P8"><text:soft-page-break/><text:span text:style-name="Strong_20_Emphasis"><text:span text:style-name="T1">NOTES:</text:span></text:span><text:span text:style-name="T1"> </text:span><text:a xlink:type="simple" xlink:href="https://ngen.colorfabb.com/" office:target-frame-name="_blank" xlink:show="new" text:style-name="Internet_20_link" text:visited-style-name="Visited_20_Internet_20_Link"><text:span text:style-name="T4">https://ngen.colorfabb.com/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olyCast<text:line-break/></text:span><text:span text:style-name="Strong_20_Emphasis"><text:span text:style-name="T1">Material Type:</text:span></text:span><text:span text:style-name="T1">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<text:line-break/></text:span><text:span text:style-name="Strong_20_Emphasis"><text:span text:style-name="T1">REPORT Link:</text:span></text:span></text:p>
      <text:p text:style-name="P8"><text:span text:style-name="Strong_20_Emphasis"><text:span text:style-name="T1">Material Basic Info</text:span></text:span></text:p>
      <text:list xml:id="list2783350510" text:style-name="L5">
        <text:list-item>
          <text:p text:style-name="P14">Print Temp Range: 120C - 220C</text:p>
        </text:list-item>
        <text:list-item>
          <text:p text:style-name="P14">Bed Temp Range: 25C - 70C</text:p>
        </text:list-item>
        <text:list-item>
          <text:p text:style-name="P14">Speeds: 40 - 60mm/s</text:p>
        </text:list-item>
        <text:list-item>
          <text:p text:style-name="P14">Fan/Cooling: ON</text:p>
        </text:list-item>
        <text:list-item>
          <text:p text:style-name="P14">Retraction: --</text:p>
        </text:list-item>
        <text:list-item>
          <text:p text:style-name="P14">Layer Height Range: --</text:p>
        </text:list-item>
      </text:list>
      <text:p text:style-name="P6">Drying Info:<text:line-break/>60C for 12 hours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olymax PC (formerly PC-Max)<text:line-break/></text:span><text:span text:style-name="Strong_20_Emphasis"><text:span text:style-name="T1">Material Type:</text:span></text:span><text:span text:style-name="T1"> Polycarbonates (PC)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Polymaker%20PC-Max_MSDS%20v1.1.pdf" office:target-frame-name="_blank" xlink:show="new" text:style-name="Internet_20_link" text:visited-style-name="Visited_20_Internet_20_Link"><text:span text:style-name="T4">http://devel.alephobjects.com/lulzbot/filament/polymaker/SDS/Polymaker%20PC-Max_MSDS%20v1.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filament_testing_polymaker_pc_max.pdf" office:target-frame-name="_blank" xlink:show="new" text:style-name="Internet_20_link" text:visited-style-name="Visited_20_Internet_20_Link"><text:span text:style-name="T4">http://devel.alephobjects.com/lulzbot/filament/polymaker/REPORTS/filament_testing_polymaker_pc_max.pdf</text:span></text:a></text:p>
      <text:p text:style-name="P8"><text:span text:style-name="Strong_20_Emphasis"><text:span text:style-name="T1">Material Basic Info</text:span></text:span></text:p>
      <text:list xml:id="list2871941375" text:style-name="L6">
        <text:list-item>
          <text:p text:style-name="P15">Print Temp Range: 250C - 270C</text:p>
        </text:list-item>
        <text:list-item>
          <text:p text:style-name="P15">Bed Temp Range: 90C - 105C</text:p>
        </text:list-item>
        <text:list-item>
          <text:p text:style-name="P15">Speeds: 30mm/s - 50mm/s</text:p>
        </text:list-item>
        <text:list-item>
          <text:p text:style-name="P15">Fan/Cooling: OFF</text:p>
        </text:list-item>
        <text:list-item>
          <text:p text:style-name="P15">Retraction: --</text:p>
        </text:list-item>
        <text:list-item>
          <text:p text:style-name="P15">Layer Height Range: --</text:p>
        </text:list-item>
      </text:list>
      <text:p text:style-name="P6">Drying Info:<text:line-break/>Dry at 80C for 8 hours</text:p>
      <text:p text:style-name="P8"><text:span text:style-name="Strong_20_Emphasis"><text:span text:style-name="T1">NOTES:</text:span></text:span><text:span text:style-name="T1"> </text:span><text:a xlink:type="simple" xlink:href="https://us.polymaker.com/product/polymax-pc/" office:target-frame-name="_blank" xlink:show="new" text:style-name="Internet_20_link" text:visited-style-name="Visited_20_Internet_20_Link"><text:span text:style-name="T4">https://us.polymaker.com/product/polymax-pc/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a-Cf<text:line-break/></text:span><text:span text:style-name="Strong_20_Emphasis"><text:span text:style-name="T1">Material Type:</text:span></text:span><text:span text:style-name="T1"> carbon Fiber Filled Polyamide<text:line-break/></text:span><text:span text:style-name="Strong_20_Emphasis"><text:span text:style-name="T1">Manufacturer:</text:span></text:span><text:span text:style-name="T1"> Colorfabb<text:line-break/></text:span><text:span text:style-name="Strong_20_Emphasis"><text:span text:style-name="T1">SDS Link:</text:span></text:span><text:span text:style-name="T1"> </text:span><text:a xlink:type="simple" xlink:href="http://devel.alephobjects.com/lulzbot/filament/colorfabb/PA-CF_Low_Warp/SDS_E%20Colorfabb%20PA-CF%20%20Low%20Warp%20v1.1.pdf" office:target-frame-name="_blank" xlink:show="new" text:style-name="Internet_20_link" text:visited-style-name="Visited_20_Internet_20_Link"><text:span text:style-name="T4">http://devel.alephobjects.com/lulzbot/filament/colorfabb/PA-CF_Low_Warp/SDS_E%20Colorfabb%20PA-CF%20%20Low%20Warp%20v1.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olorfabb/PA-CF_Low_Warp/NEW-MATERIAL-REPORT_CF_PA-CF.odt" office:target-frame-name="_blank" xlink:show="new" text:style-name="Internet_20_link" text:visited-style-name="Visited_20_Internet_20_Link"><text:span text:style-name="T4">http://devel.alephobjects.com/lulzbot/filament/colorfabb/PA-CF_Low_Warp/NEW-MATERIAL-REPORT_CF_PA-CF.odt</text:span></text:a></text:p>
      <text:p text:style-name="P8"><text:span text:style-name="Strong_20_Emphasis"><text:span text:style-name="T1">Material Basic Info</text:span></text:span></text:p>
      <text:list xml:id="list1245724499" text:style-name="L7">
        <text:list-item>
          <text:p text:style-name="P16">Print Temp Range: 260C - 280C</text:p>
        </text:list-item>
        <text:list-item>
          <text:p text:style-name="P16">Bed Temp Range: 40C- 50C</text:p>
        </text:list-item>
        <text:list-item>
          <text:p text:style-name="P16">Speeds: 30mm/s - 40mm/s</text:p>
        </text:list-item>
        <text:list-item>
          <text:p text:style-name="P16">Fan/Cooling: 50%</text:p>
        </text:list-item>
        <text:list-item>
          <text:p text:style-name="P16">Retraction: --</text:p>
        </text:list-item>
        <text:list-item>
          <text:p text:style-name="P16">Layer Height Range: Minimum of 0.2mm layer height</text:p>
        </text:list-item>
      </text:list>
      <text:p text:style-name="P6">Drying Info: 70-80C for 4-6 hours</text:p>
      <text:p text:style-name="P8"><text:soft-page-break/><text:span text:style-name="Strong_20_Emphasis"><text:span text:style-name="T1">NOTES:</text:span></text:span><text:span text:style-name="T1"> </text:span><text:a xlink:type="simple" xlink:href="https://colorfabb.com/pa-cf-low-warp" office:target-frame-name="_blank" xlink:show="new" text:style-name="Internet_20_link" text:visited-style-name="Visited_20_Internet_20_Link"><text:span text:style-name="T4">https://colorfabb.com/pa-cf-low-warp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olyflex<text:line-break/></text:span><text:span text:style-name="Strong_20_Emphasis"><text:span text:style-name="T1">Material Type:</text:span></text:span><text:span text:style-name="T1"><text:line-break/></text:span><text:span text:style-name="Strong_20_Emphasis"><text:span text:style-name="T1">Manufacturer:</text:span></text:span><text:span text:style-name="T1"> Ploymaker<text:line-break/></text:span><text:span text:style-name="Strong_20_Emphasis"><text:span text:style-name="T1">SDS Link:</text:span></text:span><text:span text:style-name="T1"><text:line-break/></text:span><text:span text:style-name="Strong_20_Emphasis"><text:span text:style-name="T1">REPORT Link:</text:span></text:span></text:p>
      <text:p text:style-name="P8"><text:span text:style-name="Strong_20_Emphasis"><text:span text:style-name="T1">Material Basic Info</text:span></text:span></text:p>
      <text:list xml:id="list1969499676" text:style-name="L8">
        <text:list-item>
          <text:p text:style-name="P17">Print Temp Range: 210C - 230C</text:p>
        </text:list-item>
        <text:list-item>
          <text:p text:style-name="P17">Bed Temp Range: 25C - 60C</text:p>
        </text:list-item>
        <text:list-item>
          <text:p text:style-name="P17">Speeds: 20mm/s - 40mm/s</text:p>
        </text:list-item>
        <text:list-item>
          <text:p text:style-name="P17">Fan/Cooling: ON</text:p>
        </text:list-item>
        <text:list-item>
          <text:p text:style-name="P17">Retraction: --</text:p>
        </text:list-item>
        <text:list-item>
          <text:p text:style-name="P17">Layer Height Range: --</text:p>
        </text:list-item>
      </text:list>
      <text:p text:style-name="P6">Drying Info:<text:line-break/>70C for 12 hours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Ninjaflex<text:line-break/></text:span><text:span text:style-name="Strong_20_Emphasis"><text:span text:style-name="T1">Material Type:</text:span></text:span><text:span text:style-name="T1"> Thermoplastic polyurethane<text:line-break/></text:span><text:span text:style-name="Strong_20_Emphasis"><text:span text:style-name="T1">Manufacturer:</text:span></text:span><text:span text:style-name="T1"> Ninjatek<text:line-break/></text:span><text:span text:style-name="Strong_20_Emphasis"><text:span text:style-name="T1">SDS Link:</text:span></text:span><text:span text:style-name="T1"> </text:span><text:a xlink:type="simple" xlink:href="http://devel.alephobjects.com/lulzbot/filament/Ninjaflex/SDS-NinjaFlex.odg" office:target-frame-name="_blank" xlink:show="new" text:style-name="Internet_20_link" text:visited-style-name="Visited_20_Internet_20_Link"><text:span text:style-name="T4">http://devel.alephobjects.com/lulzbot/filament/Ninjaflex/SDS-NinjaFlex.odg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8"><text:span text:style-name="Strong_20_Emphasis"><text:span text:style-name="T1">Material Basic Info</text:span></text:span></text:p>
      <text:list xml:id="list3004905835" text:style-name="L9">
        <text:list-item>
          <text:p text:style-name="P18">Print Temp Range: 225C - 235C</text:p>
        </text:list-item>
        <text:list-item>
          <text:p text:style-name="P18">Bed Temp Range: Room Temp - 60C</text:p>
        </text:list-item>
        <text:list-item>
          <text:p text:style-name="P18">Speeds: Top/bottom 10 - 20mm/s, Infill/Shell 15 - 35mm/s</text:p>
        </text:list-item>
        <text:list-item>
          <text:p text:style-name="P18">Fan/Cooling: On after layer 2</text:p>
        </text:list-item>
        <text:list-item>
          <text:p text:style-name="P18">Retraction: --</text:p>
        </text:list-item>
        <text:list-item>
          <text:p text:style-name="P18">Layer Height Range: --</text:p>
        </text:list-item>
      </text:list>
      <text:p text:style-name="P6">Drying Info:<text:line-break/>135 F for 6 hours</text:p>
      <text:p text:style-name="P8"><text:span text:style-name="Strong_20_Emphasis"><text:span text:style-name="T1">NOTES:</text:span></text:span><text:span text:style-name="T1"> </text:span><text:a xlink:type="simple" xlink:href="https://ninjatek.com/ninjaflex/" office:target-frame-name="_blank" xlink:show="new" text:style-name="Internet_20_link" text:visited-style-name="Visited_20_Internet_20_Link"><text:span text:style-name="T4">https://ninjatek.com/ninjaflex/</text:span></text:a></text:p>
      <text:p text:style-name="P8"><text:span text:style-name="Strong_20_Emphasis"><text:span text:style-name="T1">DUAL COMPATIBILITY NOTES:</text:span></text:span><text:span text:style-name="T1"><text:line-break/>PLA is a good </text:span><text:span text:style-name="Strong_20_Emphasis"><text:span text:style-name="T1">Support Material</text:span></text:span><text:span text:style-name="T1"> for Ninjaflex.<text:line-break/>PETG is a </text:span><text:span text:style-name="Strong_20_Emphasis"><text:span text:style-name="T1">Compatible Material</text:span></text:span><text:span text:style-name="T1"> for Ninjaflex. (NOTE: Turn Cooling DOWN on the NINJAFLEX PROFILE)<text:line-break/>Chomrastrand Labs ABS is a </text:span><text:span text:style-name="Strong_20_Emphasis"><text:span text:style-name="T1">Compatible Material</text:span></text:span><text:span text:style-name="T1"> for Ninjaflex.</text:span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VA<text:line-break/></text:span><text:span text:style-name="Strong_20_Emphasis"><text:span text:style-name="T1">Material Type:</text:span></text:span><text:span text:style-name="T1"> Polyvinyl Alcohol<text:line-break/></text:span><text:span text:style-name="Strong_20_Emphasis"><text:span text:style-name="T1">Manufacturer:</text:span></text:span><text:span text:style-name="T1"> eSun<text:line-break/></text:span><text:span text:style-name="Strong_20_Emphasis"><text:span text:style-name="T1">SDS Link:</text:span></text:span><text:span text:style-name="T1"> </text:span><text:a xlink:type="simple" xlink:href="http://devel.alephobjects.com/lulzbot/filament/esun/PVA/SDS/msds_esun_pva.pdf" office:target-frame-name="_blank" xlink:show="new" text:style-name="Internet_20_link" text:visited-style-name="Visited_20_Internet_20_Link"><text:span text:style-name="T4">http://devel.alephobjects.com/lulzbot/filament/esun/PVA/SDS/msds_esun_pva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esun/PVA/PVA_Testing_Notes.odt" office:target-frame-name="_blank" xlink:show="new" text:style-name="Internet_20_link" text:visited-style-name="Visited_20_Internet_20_Link"><text:span text:style-name="T4">http://devel.alephobjects.com/lulzbot/filament/esun/PVA/PVA_Testing_Notes.odt</text:span></text:a></text:p>
      <text:p text:style-name="P8"><text:span text:style-name="Strong_20_Emphasis"><text:span text:style-name="T1">Material Basic Info</text:span></text:span></text:p>
      <text:list xml:id="list4182551762" text:style-name="L10">
        <text:list-item>
          <text:p text:style-name="P19">Print Temp Range: 190C - 200C</text:p>
        </text:list-item>
        <text:list-item>
          <text:p text:style-name="P19">Bed Temp Range: 45C - 60C</text:p>
        </text:list-item>
        <text:list-item>
          <text:p text:style-name="P19">Speeds: 30mm/s</text:p>
        </text:list-item>
        <text:list-item>
          <text:p text:style-name="P19"><text:soft-page-break/>Fan/Cooling: 10% - 50%</text:p>
        </text:list-item>
        <text:list-item>
          <text:p text:style-name="P19">Retraction: --</text:p>
        </text:list-item>
        <text:list-item>
          <text:p text:style-name="P19">Layer Height Range: --</text:p>
        </text:list-item>
      </text:list>
      <text:p text:style-name="P6">Drying Info:<text:line-break/>45C (113F) for 10 hours</text:p>
      <text:p text:style-name="P8"><text:span text:style-name="Strong_20_Emphasis"><text:span text:style-name="T1">NOTES:</text:span></text:span><text:span text:style-name="T1"> </text:span><text:a xlink:type="simple" xlink:href="http://www.esun3d.net/products/82.html" office:target-frame-name="_blank" xlink:show="new" text:style-name="Internet_20_link" text:visited-style-name="Visited_20_Internet_20_Link"><text:span text:style-name="T4">http://www.esun3d.net/products/82.html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Alloy 910<text:line-break/></text:span><text:span text:style-name="Strong_20_Emphasis"><text:span text:style-name="T1">Material Type:</text:span></text:span><text:span text:style-name="T1"> Polyamide copolymer, Nylon 6/69<text:line-break/></text:span><text:span text:style-name="Strong_20_Emphasis"><text:span text:style-name="T1">Manufacturer:</text:span></text:span><text:span text:style-name="T1"> Taulman<text:line-break/></text:span><text:span text:style-name="Strong_20_Emphasis"><text:span text:style-name="T1">SDS Link:</text:span></text:span><text:span text:style-name="T1"> </text:span><text:a xlink:type="simple" xlink:href="http://devel.alephobjects.com/lulzbot/filament/taulman/910/SDS/SDS_Alloy%20910.pdf" office:target-frame-name="_blank" xlink:show="new" text:style-name="Internet_20_link" text:visited-style-name="Visited_20_Internet_20_Link"><text:span text:style-name="T4">http://devel.alephobjects.com/lulzbot/filament/taulman/910/SDS/SDS_Alloy%20910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taulman/910/Testing_Docs/nylon910_3mm.odt" office:target-frame-name="_blank" xlink:show="new" text:style-name="Internet_20_link" text:visited-style-name="Visited_20_Internet_20_Link"><text:span text:style-name="T4">http://devel.alephobjects.com/lulzbot/filament/taulman/910/Testing_Docs/nylon910_3mm.odt</text:span></text:a></text:p>
      <text:p text:style-name="P8"><text:span text:style-name="Strong_20_Emphasis"><text:span text:style-name="T1">Material Basic Info</text:span></text:span></text:p>
      <text:list xml:id="list1084771806" text:style-name="L11">
        <text:list-item>
          <text:p text:style-name="P20">Print Temp Range: 250C - 260C</text:p>
        </text:list-item>
        <text:list-item>
          <text:p text:style-name="P20">Bed Temp Range: 45C</text:p>
        </text:list-item>
        <text:list-item>
          <text:p text:style-name="P20">Speeds: 40mm/s</text:p>
        </text:list-item>
        <text:list-item>
          <text:p text:style-name="P20">Fan/Cooling: OFF</text:p>
        </text:list-item>
        <text:list-item>
          <text:p text:style-name="P20">Retraction: 3 - 4mm</text:p>
        </text:list-item>
        <text:list-item>
          <text:p text:style-name="P20">Layer Height Range: --</text:p>
        </text:list-item>
      </text:list>
      <text:p text:style-name="P6">Drying Info:<text:line-break/>120F for 24 hours</text:p>
      <text:p text:style-name="P8"><text:span text:style-name="Strong_20_Emphasis"><text:span text:style-name="T1">NOTES:</text:span></text:span><text:span text:style-name="T1"> </text:span><text:a xlink:type="simple" xlink:href="http://taulman3d.com/910-features.html" office:target-frame-name="_blank" xlink:show="new" text:style-name="Internet_20_link" text:visited-style-name="Visited_20_Internet_20_Link"><text:span text:style-name="T4">http://taulman3d.com/910-features.html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Bridge Nylon<text:line-break/></text:span><text:span text:style-name="Strong_20_Emphasis"><text:span text:style-name="T1">Material Type:</text:span></text:span><text:span text:style-name="T1"> Nylon 6 6,6 6T<text:line-break/></text:span><text:span text:style-name="Strong_20_Emphasis"><text:span text:style-name="T1">Manufacturer:</text:span></text:span><text:span text:style-name="T1"> Taulman<text:line-break/></text:span><text:span text:style-name="Strong_20_Emphasis"><text:span text:style-name="T1">SDS Link:</text:span></text:span><text:span text:style-name="T1"> </text:span><text:a xlink:type="simple" xlink:href="http://devel.alephobjects.com/lulzbot/filament/taulman/SDS's/msds_taulman_nylon_bridge.pdf" office:target-frame-name="_blank" xlink:show="new" text:style-name="Internet_20_link" text:visited-style-name="Visited_20_Internet_20_Link"><text:span text:style-name="T4">http://devel.alephobjects.com/lulzbot/filament/taulman/SDS's/msds_taulman_nylon_bridge.pdf</text:span></text:a><text:span text:style-name="T1"><text:line-break/></text:span><text:a xlink:type="simple" xlink:href="http://devel.alephobjects.com/lulzbot/filament/taulman/Bridge/SDS/SDS_Nylon%20645-B%20Bridge.pdf" office:target-frame-name="_blank" xlink:show="new" text:style-name="Internet_20_link" text:visited-style-name="Visited_20_Internet_20_Link"><text:span text:style-name="T4">http://devel.alephobjects.com/lulzbot/filament/taulman/Bridge/SDS/SDS_Nylon%20645-B%20Bridge.pdf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8"><text:span text:style-name="Strong_20_Emphasis"><text:span text:style-name="T1">Material Basic Info</text:span></text:span></text:p>
      <text:list xml:id="list383330944" text:style-name="L12">
        <text:list-item>
          <text:p text:style-name="P21">Print Temp Range: 250C - 265C</text:p>
        </text:list-item>
        <text:list-item>
          <text:p text:style-name="P21">Bed Temp Range: 45C</text:p>
        </text:list-item>
        <text:list-item>
          <text:p text:style-name="P21">Speeds: 30mm/s - 35mm/s</text:p>
        </text:list-item>
        <text:list-item>
          <text:p text:style-name="P21">Fan/Cooling: OFF</text:p>
        </text:list-item>
        <text:list-item>
          <text:p text:style-name="P21">Retraction: 3 - 4mm</text:p>
        </text:list-item>
        <text:list-item>
          <text:p text:style-name="P21">Layer Height Range: --</text:p>
        </text:list-item>
      </text:list>
      <text:p text:style-name="P6">Drying Info:<text:line-break/>120F for 24 hours</text:p>
      <text:p text:style-name="P8"><text:span text:style-name="Strong_20_Emphasis"><text:span text:style-name="T1">NOTES:</text:span></text:span><text:span text:style-name="T1"> </text:span><text:a xlink:type="simple" xlink:href="http://taulman3d.com/bridge-nylon.html" office:target-frame-name="_blank" xlink:show="new" text:style-name="Internet_20_link" text:visited-style-name="Visited_20_Internet_20_Link"><text:span text:style-name="T4">http://taulman3d.com/bridge-nylon.html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olyMide™ PA6-CF<text:line-break/></text:span><text:span text:style-name="Strong_20_Emphasis"><text:span text:style-name="T1">Material Type:</text:span></text:span><text:span text:style-name="T1"> Polyamide 6 with Carbon Fiber @ &lt;30%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N600CF20_SDS_EN_V1.pdf" office:target-frame-name="_blank" xlink:show="new" text:style-name="Internet_20_link" text:visited-style-name="Visited_20_Internet_20_Link"><text:span text:style-name="T4">http://devel.alephobjects.com/lulzbot/filament/polymaker/SDS/N600CF20_SDS_EN_V1.pdf</text:span></text:a><text:span text:style-name="T1"><text:line-break/></text:span><text:span text:style-name="Strong_20_Emphasis"><text:span text:style-name="T1">REPORT Link:</text:span></text:span></text:p>
      <text:p text:style-name="P8"><text:span text:style-name="Strong_20_Emphasis"><text:span text:style-name="T1">Material Basic Info</text:span></text:span></text:p>
      <text:list xml:id="list602778161" text:style-name="L13">
        <text:list-item>
          <text:p text:style-name="P22"><text:soft-page-break/>Bed Adhesion Needs: USE GLUE STICK</text:p>
        </text:list-item>
        <text:list-item>
          <text:p text:style-name="P22">Print Temp Range: 250-280 C</text:p>
        </text:list-item>
        <text:list-item>
          <text:p text:style-name="P22">Bed Temp Range: 25-50C (DO NOT EXCEED 50C)</text:p>
        </text:list-item>
        <text:list-item>
          <text:p text:style-name="P22">Speeds: 60 mm/s</text:p>
        </text:list-item>
        <text:list-item>
          <text:p text:style-name="P22">Fan/Cooling: OFF</text:p>
        </text:list-item>
        <text:list-item>
          <text:p text:style-name="P22">Retraction: --</text:p>
        </text:list-item>
        <text:list-item>
          <text:p text:style-name="P22">Layer Height Range: --</text:p>
        </text:list-item>
      </text:list>
      <text:p text:style-name="P6">Drying Info: 80 C for 12 Hrs</text:p>
      <text:p text:style-name="P6">Annealing Info: 90C for 2 Hrs</text:p>
      <text:p text:style-name="P8"><text:span text:style-name="Strong_20_Emphasis"><text:span text:style-name="T1">NOTES:</text:span></text:span><text:span text:style-name="T1"> </text:span><text:a xlink:type="simple" xlink:href="https://us.polymaker.com/product/polymide-pa6-cf/" office:target-frame-name="_blank" xlink:show="new" text:style-name="Internet_20_link" text:visited-style-name="Visited_20_Internet_20_Link"><text:span text:style-name="T4">https://us.polymaker.com/product/polymide-pa6-cf/</text:span></text:a><text:span text:style-name="T1"><text:line-break/></text:span><text:a xlink:type="simple" xlink:href="https://polymaker.com/Downloads/PIS/PolyMide_PA6-CF_PIS_EN_V1.2.pdf" office:target-frame-name="_blank" xlink:show="new" text:style-name="Internet_20_link" text:visited-style-name="Visited_20_Internet_20_Link"><text:span text:style-name="T4">https://polymaker.com/Downloads/PIS/PolyMide_PA6-CF_PIS_EN_V1.2.pdf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A6-GF<text:line-break/></text:span><text:span text:style-name="Strong_20_Emphasis"><text:span text:style-name="T1">Material Type:</text:span></text:span><text:span text:style-name="T1"> Polyamide-amide 6 Glass filled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N600GF25_SDS_EN_V1.pdf" office:target-frame-name="_blank" xlink:show="new" text:style-name="Internet_20_link" text:visited-style-name="Visited_20_Internet_20_Link"><text:span text:style-name="T4">http://devel.alephobjects.com/lulzbot/filament/polymaker/SDS/N600GF25_SDS_EN_V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N600GF-TESTING-REPORT.odt" office:target-frame-name="_blank" xlink:show="new" text:style-name="Internet_20_link" text:visited-style-name="Visited_20_Internet_20_Link"><text:span text:style-name="T4">http://devel.alephobjects.com/lulzbot/filament/polymaker/REPORTS/N600GF-TESTING-REPORT.odt</text:span></text:a></text:p>
      <text:p text:style-name="P8"><text:span text:style-name="Strong_20_Emphasis"><text:span text:style-name="T1">Material Basic Info</text:span></text:span></text:p>
      <text:p text:style-name="P6">*USE GLUE STICK</text:p>
      <text:list xml:id="list1685215814" text:style-name="L14">
        <text:list-item>
          <text:p text:style-name="P23">Print Temp Range: 250-280 C (up to 300C)</text:p>
        </text:list-item>
        <text:list-item>
          <text:p text:style-name="P23">Bed Temp Range: 25C to 50C (DO NOT EXCEED 50 C)</text:p>
        </text:list-item>
        <text:list-item>
          <text:p text:style-name="P23">Speeds: 60mm/s</text:p>
        </text:list-item>
        <text:list-item>
          <text:p text:style-name="P23">Fan/Cooling: OFF</text:p>
        </text:list-item>
        <text:list-item>
          <text:p text:style-name="P23">Retraction: --</text:p>
        </text:list-item>
        <text:list-item>
          <text:p text:style-name="P23">Layer Height Range: --</text:p>
        </text:list-item>
      </text:list>
      <text:p text:style-name="P6">Drying Info: 80 C for 12 Hrs</text:p>
      <text:p text:style-name="P6">Annealing: (None?)</text:p>
      <text:p text:style-name="P8"><text:span text:style-name="Strong_20_Emphasis"><text:span text:style-name="T1">NOTES:</text:span></text:span><text:span text:style-name="T1"> </text:span><text:a xlink:type="simple" xlink:href="https://us.polymaker.com/product/polymide-pa6-gf/" office:target-frame-name="_blank" xlink:show="new" text:style-name="Internet_20_link" text:visited-style-name="Visited_20_Internet_20_Link"><text:span text:style-name="T4">https://us.polymaker.com/product/polymide-pa6-gf/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olydissolve<text:line-break/></text:span><text:span text:style-name="Strong_20_Emphasis"><text:span text:style-name="T1">Material Type:</text:span></text:span><text:span text:style-name="T1">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<text:line-break/></text:span><text:span text:style-name="Strong_20_Emphasis"><text:span text:style-name="T1">REPORT Link:</text:span></text:span></text:p>
      <text:p text:style-name="P8"><text:span text:style-name="Strong_20_Emphasis"><text:span text:style-name="T1">Material Basic Info</text:span></text:span></text:p>
      <text:list xml:id="list2298486327" text:style-name="L15">
        <text:list-item>
          <text:p text:style-name="P24">Print Temp Range: 215C - 225C</text:p>
        </text:list-item>
        <text:list-item>
          <text:p text:style-name="P24">Bed Temp Range: 25C - 60C</text:p>
        </text:list-item>
        <text:list-item>
          <text:p text:style-name="P24">Speeds: 20 - 40mm/s</text:p>
        </text:list-item>
        <text:list-item>
          <text:p text:style-name="P24">Fan/Cooling: ON</text:p>
        </text:list-item>
        <text:list-item>
          <text:p text:style-name="P24">Retraction: --</text:p>
        </text:list-item>
        <text:list-item>
          <text:p text:style-name="P24">Layer Height Range: --</text:p>
        </text:list-item>
      </text:list>
      <text:p text:style-name="P6">Drying Info:<text:line-break/>80C for 12 hours</text:p>
      <text:p text:style-name="P8"><text:span text:style-name="Strong_20_Emphasis"><text:span text:style-name="T1">NOTES:</text:span></text:span></text:p>
      <text:p text:style-name="P1">___________________________________________________________________________________</text:p>
      <text:p text:style-name="P1"/>
      <text:p text:style-name="P8"><text:soft-page-break/><text:span text:style-name="Strong_20_Emphasis"><text:span text:style-name="T1">Material Name:</text:span></text:span><text:span text:style-name="T1"> CoPa<text:line-break/></text:span><text:span text:style-name="Strong_20_Emphasis"><text:span text:style-name="T1">Material Type:</text:span></text:span><text:span text:style-name="T1"> Polyamide Copolymer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PolyMide/PolyMide™%20CoPA_SDS_V3.pdf" office:target-frame-name="_blank" xlink:show="new" text:style-name="Internet_20_link" text:visited-style-name="Visited_20_Internet_20_Link"><text:span text:style-name="T4">http://devel.alephobjects.com/lulzbot/filament/polymaker/PolyMide/PolyMide%e2%84%a2%20CoPA_SDS_V3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PolyMide/PolyMide_REPORT-.odt" office:target-frame-name="_blank" xlink:show="new" text:style-name="Internet_20_link" text:visited-style-name="Visited_20_Internet_20_Link"><text:span text:style-name="T4">http://devel.alephobjects.com/lulzbot/filament/polymaker/PolyMide/PolyMide_REPORT-.odt</text:span></text:a></text:p>
      <text:p text:style-name="P8"><text:span text:style-name="Strong_20_Emphasis"><text:span text:style-name="T1">Material Basic Info</text:span></text:span></text:p>
      <text:list xml:id="list3008142199" text:style-name="L16">
        <text:list-item>
          <text:p text:style-name="P25">Print Temp Range: 250C - 270C</text:p>
        </text:list-item>
        <text:list-item>
          <text:p text:style-name="P25">Bed Temp Range: 25C - 70C</text:p>
        </text:list-item>
        <text:list-item>
          <text:p text:style-name="P25">Speeds: 30 - 50mm/s</text:p>
        </text:list-item>
        <text:list-item>
          <text:p text:style-name="P25">Fan/Cooling: OFF</text:p>
        </text:list-item>
        <text:list-item>
          <text:p text:style-name="P25">Retraction: --</text:p>
        </text:list-item>
        <text:list-item>
          <text:p text:style-name="P25">Layer Height Range: --</text:p>
        </text:list-item>
      </text:list>
      <text:p text:style-name="P6">Drying Info:<text:line-break/>80C for 12 hours</text:p>
      <text:p text:style-name="P6">Annealing Info:<text:line-break/>70C for 2 hours</text:p>
      <text:p text:style-name="P8"><text:span text:style-name="Strong_20_Emphasis"><text:span text:style-name="T1">NOTES:</text:span></text:span><text:span text:style-name="T1"> </text:span><text:a xlink:type="simple" xlink:href="https://us.polymaker.com/product/polymide-copa/" text:style-name="Internet_20_link" text:visited-style-name="Visited_20_Internet_20_Link"><text:span text:style-name="T4">https://us.polymaker.com/product/polymide-copa/</text:span></text:a></text:p>
      <text:p text:style-name="P3">___________________________________________________________________________________</text:p>
      <text:p text:style-name="P8"><text:span text:style-name="Strong_20_Emphasis"><text:span text:style-name="T1">Material Name:</text:span></text:span><text:span text:style-name="T1"> N600<text:line-break/></text:span><text:span text:style-name="Strong_20_Emphasis"><text:span text:style-name="T1">Material Type:</text:span></text:span><text:span text:style-name="T1"> Polyamide 6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N600_SDS_EN_V1.pdf" office:target-frame-name="_blank" xlink:show="new" text:style-name="Internet_20_link" text:visited-style-name="Visited_20_Internet_20_Link"><text:span text:style-name="T4">http://devel.alephobjects.com/lulzbot/filament/polymaker/SDS/N600_SDS_EN_V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Polymaker_N600_NEW-MATERIAL-TESTING-REPORT.odt" office:target-frame-name="_blank" xlink:show="new" text:style-name="Internet_20_link" text:visited-style-name="Visited_20_Internet_20_Link"><text:span text:style-name="T4">http://devel.alephobjects.com/lulzbot/filament/polymaker/REPORTS/Polymaker_N600_NEW-MATERIAL-TESTING-REPORT.odt</text:span></text:a></text:p>
      <text:p text:style-name="P8"><text:span text:style-name="Strong_20_Emphasis"><text:span text:style-name="T1">Material Basic Info</text:span></text:span></text:p>
      <text:list xml:id="list2811875099" text:style-name="L17">
        <text:list-item>
          <text:p text:style-name="P26">Print Temp Range: 290-310C</text:p>
        </text:list-item>
        <text:list-item>
          <text:p text:style-name="P26">Bed Temp Range: 25-50 C (Do not exceed 50C)</text:p>
        </text:list-item>
        <text:list-item>
          <text:p text:style-name="P26">Speeds: 40-50 mm/s</text:p>
        </text:list-item>
        <text:list-item>
          <text:p text:style-name="P26">Fan/Cooling: OFF</text:p>
        </text:list-item>
        <text:list-item>
          <text:p text:style-name="P26">Retraction: --</text:p>
        </text:list-item>
        <text:list-item>
          <text:p text:style-name="P26">Layer Height Range: --</text:p>
        </text:list-item>
      </text:list>
      <text:p text:style-name="P6">Drying Info:<text:line-break/>80-100C for 10-48 hours (full reel=80 for 48 hrs; low reel=100C for 10hrs)</text:p>
      <text:p text:style-name="P6">Annealing Info:<text:line-break/>80-100C for 30min - 3hrs<text:line-break/>(dependent on size and density of your model, smaller model=higher temps, shorter time; larger model=lower temp, longer time)</text:p>
      <text:p text:style-name="P8"><text:span text:style-name="Strong_20_Emphasis"><text:span text:style-name="T1">NOTES:</text:span></text:span><text:span text:style-name="T1"> </text:span><text:a xlink:type="simple" xlink:href="https://polymaker.com/introducing-n600-series/" office:target-frame-name="_blank" xlink:show="new" text:style-name="Internet_20_link" text:visited-style-name="Visited_20_Internet_20_Link"><text:span text:style-name="T4">https://polymaker.com/introducing-n600-series/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ETG<text:line-break/></text:span><text:span text:style-name="Strong_20_Emphasis"><text:span text:style-name="T1">Material Type:</text:span></text:span><text:span text:style-name="T1"> Polyethylene Terephthalate Glycol<text:line-break/></text:span><text:span text:style-name="Strong_20_Emphasis"><text:span text:style-name="T1">Manufacturer:</text:span></text:span><text:span text:style-name="T1"> IC3D<text:line-break/></text:span><text:span text:style-name="Strong_20_Emphasis"><text:span text:style-name="T1">SDS Link:</text:span></text:span><text:span text:style-name="T1"> </text:span><text:a xlink:type="simple" xlink:href="http://devel.alephobjects.com/lulzbot/filament/ic3d/PETG/SDS/" office:target-frame-name="_blank" xlink:show="new" text:style-name="Internet_20_link" text:visited-style-name="Visited_20_Internet_20_Link"><text:span text:style-name="T4">http://devel.alephobjects.com/lulzbot/filament/ic3d/PETG/SDS/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ic3d/PETG/REPORT/" office:target-frame-name="_blank" xlink:show="new" text:style-name="Internet_20_link" text:visited-style-name="Visited_20_Internet_20_Link"><text:span text:style-name="T4">http://devel.alephobjects.com/lulzbot/filament/ic3d/PETG/REPORT/</text:span></text:a></text:p>
      <text:p text:style-name="P8"><text:span text:style-name="Strong_20_Emphasis"><text:span text:style-name="T1">Material Basic Info</text:span></text:span></text:p>
      <text:list xml:id="list1067886025" text:style-name="L18">
        <text:list-item>
          <text:p text:style-name="P27">Print Temp Range: 230-270 C</text:p>
        </text:list-item>
        <text:list-item>
          <text:p text:style-name="P27">Bed Temp Range: 60-75 C</text:p>
        </text:list-item>
        <text:list-item>
          <text:p text:style-name="P27">Speeds: 10-40 mm/s</text:p>
        </text:list-item>
        <text:list-item>
          <text:p text:style-name="P27">Fan/Cooling: ON but Low</text:p>
        </text:list-item>
        <text:list-item>
          <text:p text:style-name="P27"><text:soft-page-break/>Retraction: --</text:p>
        </text:list-item>
        <text:list-item>
          <text:p text:style-name="P27">Layer Height Range: --</text:p>
        </text:list-item>
      </text:list>
      <text:p text:style-name="P6">Drying Info: 65 C for more than 2 hours</text:p>
      <text:p text:style-name="P8"><text:span text:style-name="Strong_20_Emphasis"><text:span text:style-name="T1">NOTES:</text:span></text:span><text:span text:style-name="T1"> Dry this filament if it has been left out in open air for more than 1 week.</text:span></text:p>
      <text:p text:style-name="P8"><text:span text:style-name="Strong_20_Emphasis"><text:span text:style-name="T1">DUAL COMPATIBILITY NOTES:</text:span></text:span><text:span text:style-name="T1"><text:line-break/>Ninjaflex is a </text:span><text:span text:style-name="Strong_20_Emphasis"><text:span text:style-name="T1">Compatible Material</text:span></text:span><text:span text:style-name="T1"> for PETG. (NOTE: Turn DOWN the cooling fan on the NINJAFLEX PROFILE)</text:span></text:p>
      <text:p text:style-name="P2">___________________________________________________________________________________</text:p>
      <text:p text:style-name="P2"/>
      <text:p text:style-name="P8"><text:span text:style-name="Strong_20_Emphasis"><text:span text:style-name="T1">Material Name:</text:span></text:span><text:span text:style-name="T1"> INOVA 1800<text:line-break/></text:span><text:span text:style-name="Strong_20_Emphasis"><text:span text:style-name="T1">Material Type:</text:span></text:span><text:span text:style-name="T1"> Co-polyester INOVA 1800<text:line-break/></text:span><text:span text:style-name="Strong_20_Emphasis"><text:span text:style-name="T1">Manufacturer:</text:span></text:span><text:span text:style-name="T1"> Chroma Strand Labs<text:line-break/></text:span><text:span text:style-name="Strong_20_Emphasis"><text:span text:style-name="T1">SDS Link:</text:span></text:span><text:span text:style-name="T1"> </text:span><text:a xlink:type="simple" xlink:href="http://devel.alephobjects.com/lulzbot/filament/chromastrand/SDS's/AM1800_msds.pdf" office:target-frame-name="_blank" xlink:show="new" text:style-name="Internet_20_link" text:visited-style-name="Visited_20_Internet_20_Link"><text:span text:style-name="T4">http://devel.alephobjects.com/lulzbot/filament/chromastrand/SDS's/AM1800_msds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hromastrand/Inova/Testing_Docs/lulzbot_green_chromastrand_prima_testing_report.pdf" office:target-frame-name="_blank" xlink:show="new" text:style-name="Internet_20_link" text:visited-style-name="Visited_20_Internet_20_Link"><text:span text:style-name="T4">http://devel.alephobjects.com/lulzbot/filament/chromastrand/Inova/Testing_Docs/lulzbot_green_chromastrand_prima_testing_report.pdf</text:span></text:a><text:span text:style-name="T1"><text:line-break/></text:span><text:a xlink:type="simple" xlink:href="http://devel.alephobjects.com/lulzbot/filament/chromastrand/Inova/Testing_Docs/lulzbot_green_chromastrand_prima_testing_report.odt" office:target-frame-name="_blank" xlink:show="new" text:style-name="Internet_20_link" text:visited-style-name="Visited_20_Internet_20_Link"><text:span text:style-name="T4">http://devel.alephobjects.com/lulzbot/filament/chromastrand/Inova/Testing_Docs/lulzbot_green_chromastrand_prima_testing_report.odt</text:span></text:a></text:p>
      <text:p text:style-name="P8"><text:span text:style-name="Strong_20_Emphasis"><text:span text:style-name="T1">Material Basic Info</text:span></text:span></text:p>
      <text:list xml:id="list3595534870" text:style-name="L19">
        <text:list-item>
          <text:p text:style-name="P28">Bed Adhesion Needs: PEI + Gluestick</text:p>
        </text:list-item>
        <text:list-item>
          <text:p text:style-name="P28">Print Temp Range: 230-250 C</text:p>
        </text:list-item>
        <text:list-item>
          <text:p text:style-name="P28">Bed Temp Range: 60-80 C</text:p>
        </text:list-item>
        <text:list-item>
          <text:p text:style-name="P28">Speeds: 40 mm/s</text:p>
        </text:list-item>
        <text:list-item>
          <text:p text:style-name="P28">Fan/Cooling: ON</text:p>
        </text:list-item>
        <text:list-item>
          <text:p text:style-name="P28">Retraction: 1/10 mm/s</text:p>
        </text:list-item>
        <text:list-item>
          <text:p text:style-name="P28">Layer Height Range: 0.05-1.2 mm</text:p>
        </text:list-item>
      </text:list>
      <text:p text:style-name="P7"><text:span text:style-name="T1">Drying Info: 65 C (150F) for 6 Hours<text:line-break/></text:span><text:a xlink:type="simple" xlink:href="https://www.eastman.com/Literature_Center/S/SPTRS3100.pdf" office:target-frame-name="_blank" xlink:show="new" text:style-name="Internet_20_link" text:visited-style-name="Visited_20_Internet_20_Link"><text:span text:style-name="T4">https://www.eastman.com/Literature_Center/S/SPTRS3100.pdf</text:span></text:a></text:p>
      <text:p text:style-name="P6">Annealing info: NONE.</text:p>
      <text:p text:style-name="P2">___________________________________________________________________________________</text:p>
      <text:p text:style-name="P2"/>
      <text:p text:style-name="P8"><text:span text:style-name="Strong_20_Emphasis"><text:span text:style-name="T1">Material Name:</text:span></text:span><text:span text:style-name="T1"> PLA<text:line-break/></text:span><text:span text:style-name="Strong_20_Emphasis"><text:span text:style-name="T1">Material Type:</text:span></text:span><text:span text:style-name="T1"> Polylactic Acid<text:line-break/></text:span><text:span text:style-name="Strong_20_Emphasis"><text:span text:style-name="T1">Manufacturer:</text:span></text:span><text:span text:style-name="T1"> IC3D<text:line-break/></text:span><text:span text:style-name="Strong_20_Emphasis"><text:span text:style-name="T1">SDS Link:</text:span></text:span><text:span text:style-name="T1"> </text:span><text:a xlink:type="simple" xlink:href="http://devel.alephobjects.com/lulzbot/filament/ic3d/SDS/IC3D%20SDS%20PLA%20V2W.pdf" office:target-frame-name="_blank" xlink:show="new" text:style-name="Internet_20_link" text:visited-style-name="Visited_20_Internet_20_Link"><text:span text:style-name="T4">http://devel.alephobjects.com/lulzbot/filament/ic3d/SDS/IC3D%20SDS%20PLA%20V2W.pdf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8"><text:span text:style-name="Strong_20_Emphasis"><text:span text:style-name="T1">Material Basic Info</text:span></text:span></text:p>
      <text:list xml:id="list1897410114" text:style-name="L20">
        <text:list-item>
          <text:p text:style-name="P29">Print Temp Range: 200-240 C</text:p>
        </text:list-item>
        <text:list-item>
          <text:p text:style-name="P29">Bed Temp Range: 45-60 C</text:p>
        </text:list-item>
        <text:list-item>
          <text:p text:style-name="P29">Speeds: --</text:p>
        </text:list-item>
        <text:list-item>
          <text:p text:style-name="P29">Fan/Cooling: ON</text:p>
        </text:list-item>
        <text:list-item>
          <text:p text:style-name="P29">Retraction: --</text:p>
        </text:list-item>
        <text:list-item>
          <text:p text:style-name="P29">Layer Height Range: --</text:p>
        </text:list-item>
      </text:list>
      <text:p text:style-name="P6">Drying Info: 45 C for 4 hours</text:p>
      <text:p text:style-name="P8"><text:span text:style-name="Strong_20_Emphasis"><text:span text:style-name="T1">NOTES:</text:span></text:span><text:span text:style-name="T1"> None.</text:span></text:p>
      <text:p text:style-name="P2">___________________________________________________________________________________</text:p>
      <text:p text:style-name="P2"/>
      <text:p text:style-name="P8"><text:span text:style-name="Strong_20_Emphasis"><text:span text:style-name="T1">Material Name:</text:span></text:span><text:span text:style-name="T1"> PA6/66 - GF20<text:line-break/></text:span><text:span text:style-name="Strong_20_Emphasis"><text:span text:style-name="T1">Material Type:</text:span></text:span><text:span text:style-name="T1"> Glass Filled Nylon<text:line-break/></text:span><text:span text:style-name="Strong_20_Emphasis"><text:span text:style-name="T1">Manufacturer:</text:span></text:span><text:span text:style-name="T1"> Clariant<text:line-break/></text:span><text:span text:style-name="Strong_20_Emphasis"><text:span text:style-name="T1">SDS Link:</text:span></text:span><text:span text:style-name="T1"> </text:span><text:a xlink:type="simple" xlink:href="http://devel.alephobjects.com/lulzbot/filament/Filament_Tech/Filament_info/SDS%20&amp;%20Assessments/Clariant/SDS-Checklist_Clariant_P6/(1)%201.75%20MM%20PA6_66-GF20%20BLACK%203D%20FILAMENT_MSDS-US_EN_V1.2.PDF" office:target-frame-name="_blank" xlink:show="new" text:style-name="Internet_20_link" text:visited-style-name="Visited_20_Internet_20_Link"><text:span text:style-name="T4">http://devel.alephobjects.com/lulzbot/filament/Filament_Tech/Filament_info/SDS%20&amp;%20Assessments/Clariant/SDS-</text:span></text:a><text:soft-page-break/><text:a xlink:type="simple" xlink:href="http://devel.alephobjects.com/lulzbot/filament/Filament_Tech/Filament_info/SDS%20&amp;%20Assessments/Clariant/SDS-Checklist_Clariant_P6/(1)%201.75%20MM%20PA6_66-GF20%20BLACK%203D%20FILAMENT_MSDS-US_EN_V1.2.PDF" office:target-frame-name="_blank" xlink:show="new" text:style-name="Internet_20_link" text:visited-style-name="Visited_20_Internet_20_Link"><text:span text:style-name="T4">Checklist_Clariant_P6/(1)%201.75%20MM%20PA6_66-GF20%20BLACK%203D%20FILAMENT_MSDS-US_EN_V1.2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lariant/PA6-66_GF20/66GF20-black.odt" office:target-frame-name="_blank" xlink:show="new" text:style-name="Internet_20_link" text:visited-style-name="Visited_20_Internet_20_Link"><text:span text:style-name="T4">http://devel.alephobjects.com/lulzbot/filament/Clariant/PA6-66_GF20/66GF20-black.odt</text:span></text:a></text:p>
      <text:p text:style-name="P8"><text:span text:style-name="Strong_20_Emphasis"><text:span text:style-name="T1">Material Basic Info</text:span></text:span></text:p>
      <text:list xml:id="list3433620494" text:style-name="L21">
        <text:list-item>
          <text:p text:style-name="P30">Print Temp Range: 240C - 260C</text:p>
        </text:list-item>
        <text:list-item>
          <text:p text:style-name="P30">Bed Temp Range: Ideally 80C</text:p>
        </text:list-item>
        <text:list-item>
          <text:p text:style-name="P30">Speeds: 20 - 50mm/s</text:p>
        </text:list-item>
        <text:list-item>
          <text:p text:style-name="P30">Fan/Cooling: Off to Low</text:p>
        </text:list-item>
        <text:list-item>
          <text:p text:style-name="P30">Retraction: --</text:p>
        </text:list-item>
        <text:list-item>
          <text:p text:style-name="P30">Layer Height Range: --</text:p>
        </text:list-item>
      </text:list>
      <text:p text:style-name="P6">Drying Info:<text:line-break/>160F - 180F for 6 - 8 hours</text:p>
      <text:p text:style-name="P2">___________________________________________________________________________________</text:p>
      <text:p text:style-name="P2"/>
      <text:p text:style-name="P8"><text:span text:style-name="Strong_20_Emphasis"><text:span text:style-name="T1">Material Name:</text:span></text:span><text:span text:style-name="T1"> AquaSys 120<text:line-break/></text:span><text:span text:style-name="Strong_20_Emphasis"><text:span text:style-name="T1">Material Type:</text:span></text:span><text:span text:style-name="T1"> Water Soluble Polymeric Composite Material<text:line-break/></text:span><text:span text:style-name="Strong_20_Emphasis"><text:span text:style-name="T1">Manufacturer:</text:span></text:span><text:span text:style-name="T1"> Infinite Material Solutions<text:line-break/></text:span><text:span text:style-name="Strong_20_Emphasis"><text:span text:style-name="T1">SDS Link:</text:span></text:span><text:span text:style-name="T1"> </text:span><text:a xlink:type="simple" xlink:href="https://infinitematerialsolutions.com/wp-content/uploads/2019/06/AquaSys120-SDS_190606.pdf" office:target-frame-name="_blank" xlink:show="new" text:style-name="Internet_20_link" text:visited-style-name="Visited_20_Internet_20_Link"><text:span text:style-name="T4">https://infinitematerialsolutions.com/wp-content/uploads/2019/06/AquaSys120-SDS_190606.pdf</text:span></text:a><text:span text:style-name="T1"><text:line-break/></text:span><text:span text:style-name="Strong_20_Emphasis"><text:span text:style-name="T1">REPORT Link:</text:span></text:span></text:p>
      <text:p text:style-name="P8"><text:span text:style-name="Strong_20_Emphasis"><text:span text:style-name="T1">Material Basic Info</text:span></text:span></text:p>
      <text:list xml:id="list900266851" text:style-name="L22">
        <text:list-item>
          <text:p text:style-name="P31">Build Plate Adhesion:</text:p>
        </text:list-item>
        <text:list-item>
          <text:p text:style-name="P31">Print Temp Range:</text:p>
        </text:list-item>
        <text:list-item>
          <text:p text:style-name="P31">Bed Temp Range:</text:p>
        </text:list-item>
        <text:list-item>
          <text:p text:style-name="P31">Speeds:</text:p>
        </text:list-item>
        <text:list-item>
          <text:p text:style-name="P31">Fan/Cooling:</text:p>
        </text:list-item>
        <text:list-item>
          <text:p text:style-name="P31">Retraction:</text:p>
        </text:list-item>
        <text:list-item>
          <text:p text:style-name="P31">Layer Height Range:</text:p>
        </text:list-item>
      </text:list>
      <text:p text:style-name="P6">Drying Info:</text:p>
      <text:p text:style-name="P8"><text:span text:style-name="Strong_20_Emphasis"><text:span text:style-name="T1">NOTES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egoe UI" svg:font-family="'Segoe UI', 'Segoe UI Emoji', 'Segoe UI Symbol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4T18:55:55.335000000</meta:creation-date>
    <dc:date>2019-10-24T19:11:13.620000000</dc:date>
    <meta:editing-duration>PT1M47S</meta:editing-duration>
    <meta:editing-cycles>1</meta:editing-cycles>
    <meta:document-statistic meta:table-count="0" meta:image-count="0" meta:object-count="0" meta:page-count="9" meta:paragraph-count="266" meta:word-count="1567" meta:character-count="14065" meta:non-whitespace-character-count="12905"/>
    <meta:generator>LibreOffice/6.3.2.2$Windows_X86_64 LibreOffice_project/98b30e735bda24bc04ab42594c85f7fd8be07b9c</meta:generator>
  </office:meta>
</office:document-meta>
</file>